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ame:</text:span><text:tab/><text:bookmark-start text:name="__DdeLink__266_15034866681"/><text:span text:style-name="T1">berechne_</text:span><text:bookmark-end text:name="__DdeLink__266_15034866681"/><text:span text:style-name="T1">verbrauch_benzin.h</text:span></text:p>
      <text:p text:style-name="P4"/>
      <text:p text:style-name="P4">float <text:span text:style-name="T1">gib_durchschnittsverbrauch_l_pro_100km </text:span>(void)</text:p>
      <text:p text:style-name="P4">float <text:span text:style-name="T1">gib_durchschnittsverbrauch_us_mi_pro_gal </text:span>(void)</text:p>
      <text:p text:style-name="P4"/>
      <text:p text:style-name="P1"><text:span text:style-name="T2">float</text:span> berechne_<text:bookmark-start text:name="__DdeLink__410_55945509"/>durchschnittsverbrauch<text:bookmark-end text:name="__DdeLink__410_55945509"/>_l_pro_100km <text:span text:style-name="T2">(float strecke, float verbrauch)</text:span></text:p>
      <text:p text:style-name="P1"><text:span text:style-name="T2">float</text:span> <text:bookmark-start text:name="__DdeLink__266_150348666821"/><text:bookmark-start text:name="__DdeLink__290_99884184111"/><text:bookmark-start text:name="__DdeLink__293_99884184111"/><text:bookmark-start text:name="__DdeLink__298_99884184111"/>berechne_durchschnittsverbrauch_us_mi_pro_<text:bookmark-end text:name="__DdeLink__266_150348666821"/><text:bookmark-end text:name="__DdeLink__290_99884184111"/><text:bookmark-end text:name="__DdeLink__293_99884184111"/><text:bookmark-end text:name="__DdeLink__298_99884184111"/>gal <text:span text:style-name="T2">(float strecke, float verbrauch)</text:span></text:p>
      <text:p text:style-name="P1"/>
      <text:p text:style-name="P5"><text:span text:style-name="T2">float</text:span><text:span text:style-name="T1"> umrechnung_durchschnittsverbrauch </text:span><text:span text:style-name="T2">(float durchschnittsverbrauch)</text:span></text:p>
      <text:p text:style-name="Standard"/>
      <text:p text:style-name="Standard"><text:span text:style-name="T1">Name:<text:tab/></text:span><text:bookmark-start text:name="__DdeLink__266_150348666811"/><text:span text:style-name="T1">berechne_verbrauch_benzin</text:span><text:bookmark-end text:name="__DdeLink__266_150348666811"/><text:span text:style-name="T1">.c</text:span></text:p>
      <text:p text:style-name="Standard"><text:span text:style-name="T1">Zweck: </text:span><text:s text:c="2"/><text:tab/>Diese Sammlung enthält mehrere Funktionen für die Ausgabe und Berechnung von Durchschnittsverbrauch mit verschiedene Kennzahlen. Weiterhin ist die Funktion zur Umrechnung in typische Kennzahlen - Liter pro 100 Kilometer in Meilen pro amerikanische Gallone und umgekehrt – implementiert.</text:p>
      <text:p text:style-name="P1"/>
      <text:p text:style-name="Standard"><text:span text:style-name="T1">Name:</text:span><text:tab/><text:span text:style-name="T1">gib</text:span><text:bookmark-start text:name="__DdeLink__487_10412576691"/><text:bookmark-start text:name="__DdeLink__266_15034866683"/><text:bookmark-start text:name="__DdeLink__290_9988418412"/><text:bookmark-start text:name="__DdeLink__293_9988418412"/><text:bookmark-start text:name="__DdeLink__298_9988418412"/><text:span text:style-name="T1">_durchschnittsverbrauch_l_pro_100km</text:span><text:bookmark-end text:name="__DdeLink__487_10412576691"/><text:bookmark-end text:name="__DdeLink__266_15034866683"/><text:bookmark-end text:name="__DdeLink__290_9988418412"/><text:bookmark-end text:name="__DdeLink__293_9988418412"/><text:bookmark-end text:name="__DdeLink__298_9988418412"/></text:p>
      <text:p text:style-name="Standard"><text:span text:style-name="T1">Zweck:</text:span><text:tab/>Erfasst die Strecke in Kilometer und den erzielter Verbrauch in Liter und rechnet diesen in l/100km um. Danach wird der Durchschnittsverbrauch berechnet und zurückgegeben</text:p>
      <text:p text:style-name="Standard"/>
      <text:p text:style-name="P6">Output:<text:tab/><text:span text:style-name="T2">durchschnittsverbrauch<text:tab/><text:tab/>berechneter Durchschnittsverbrauch <text:tab/><text:tab/><text:tab/><text:tab/><text:tab/><text:tab/><text:tab/><text:tab/>in l/100km.</text:span></text:p>
      <text:p text:style-name="P1"/>
      <text:p text:style-name="Standard"><text:span text:style-name="T1">Name:</text:span><text:tab/><text:span text:style-name="T1">gib</text:span><text:bookmark-start text:name="__DdeLink__487_104125766911"/><text:bookmark-start text:name="__DdeLink__266_150348666831"/><text:bookmark-start text:name="__DdeLink__290_99884184121"/><text:bookmark-start text:name="__DdeLink__293_99884184121"/><text:bookmark-start text:name="__DdeLink__298_99884184121"/><text:span text:style-name="T1">_durchschnittsverbrauch_us_mi_pro_</text:span><text:bookmark-end text:name="__DdeLink__487_104125766911"/><text:bookmark-end text:name="__DdeLink__266_150348666831"/><text:bookmark-end text:name="__DdeLink__290_99884184121"/><text:bookmark-end text:name="__DdeLink__293_99884184121"/><text:bookmark-end text:name="__DdeLink__298_99884184121"/><text:span text:style-name="T1">gal</text:span></text:p>
      <text:p text:style-name="Standard"><text:span text:style-name="T1">Zweck:</text:span><text:tab/>Erfasst die Strecke in Meilen und den erzielter Verbrauch in amerikanischen Gallonen und rechnet diesen in us mi/gal um. Danach wird der Durchschnittsverbrauch berechnet und zurückgegeben</text:p>
      <text:p text:style-name="Standard"/>
      <text:p text:style-name="P6">Output:<text:span text:style-name="T2"><text:tab/>durchschnittsverbrauch<text:tab/><text:tab/>berechneter Durchschnittsverbrauch <text:tab/><text:tab/><text:tab/><text:tab/><text:tab/><text:tab/><text:tab/><text:tab/>in us mi/gal</text:span></text:p>
      <text:p text:style-name="P1"/>
      <text:p text:style-name="Standard"><text:span text:style-name="T1">Name:</text:span><text:tab/><text:bookmark-start text:name="__DdeLink__487_1041257669"/><text:bookmark-start text:name="__DdeLink__266_1503486668"/><text:bookmark-start text:name="__DdeLink__290_998841841"/><text:bookmark-start text:name="__DdeLink__293_998841841"/><text:bookmark-start text:name="__DdeLink__298_998841841"/><text:span text:style-name="T1">berechne_durchschnittsverbrauch_l_pro_100km</text:span><text:bookmark-end text:name="__DdeLink__487_1041257669"/><text:bookmark-end text:name="__DdeLink__266_1503486668"/><text:bookmark-end text:name="__DdeLink__290_998841841"/><text:bookmark-end text:name="__DdeLink__293_998841841"/><text:bookmark-end text:name="__DdeLink__298_998841841"/></text:p>
      <text:p text:style-name="Standard"><text:span text:style-name="T1">Zweck:</text:span><text:tab/>Berechnet den Durchschnittsverbrauch in l/100km. Dabei wird die Strecke in Kilometer und der erzielter Verbrauch in Liter in l/100km umgerechnet.</text:p>
      <text:p text:style-name="Standard"/>
      <text:p text:style-name="Standard"><text:span text:style-name="T1">Input:</text:span><text:tab/><text:tab/><text:bookmark-start text:name="__DdeLink__227_1727545365"/><text:bookmark-start text:name="__DdeLink__268_1503486668"/>strecke<text:bookmark-end text:name="__DdeLink__227_1727545365"/><text:bookmark-end text:name="__DdeLink__268_1503486668"/><text:tab/><text:tab/><text:tab/><text:tab/>Strecke die gefahren wurde</text:p>
      <text:p text:style-name="Standard"><text:tab/><text:tab/>verbrauch<text:tab/><text:tab/><text:tab/><text:tab/>Erzielter Verbrauch auf dieser Strecke</text:p>
      <text:p text:style-name="Standard"/>
      <text:p text:style-name="P5"><text:span text:style-name="T1">Output:</text:span><text:tab/><text:span text:style-name="T2">durchschnittsverbrauch <text:tab/><text:tab/></text:span>Der berechneter Durchschnittsverbrauch in<text:tab/><text:tab/><text:tab/><text:tab/> <text:tab/><text:tab/><text:tab/>l/100km.</text:p>
      <text:p text:style-name="Standard"/>
      <text:p text:style-name="Standard"><text:span text:style-name="T1">Name:</text:span><text:tab/><text:bookmark-start text:name="__DdeLink__266_15034866682"/><text:bookmark-start text:name="__DdeLink__290_9988418411"/><text:bookmark-start text:name="__DdeLink__293_9988418411"/><text:bookmark-start text:name="__DdeLink__298_9988418411"/><text:span text:style-name="T1">berechne_durchschnittsverbrauch_us_mi_pro_</text:span><text:bookmark-end text:name="__DdeLink__266_15034866682"/><text:bookmark-end text:name="__DdeLink__290_9988418411"/><text:bookmark-end text:name="__DdeLink__293_9988418411"/><text:bookmark-end text:name="__DdeLink__298_9988418411"/><text:span text:style-name="T1">gal</text:span></text:p>
      <text:p text:style-name="Standard"><text:span text:style-name="T1">Zweck:</text:span><text:tab/>Berechnet den Durchschnittsverbrauch in amerikanischen mi/gal. Dabei wird die Strecke in amerikanischen Meilen und der erzielter Verbrauch in amerikanischen Gallonen in mi/gal umgerechnet.</text:p>
      <text:p text:style-name="Standard"/>
      <text:p text:style-name="Standard"><text:span text:style-name="T1">Input:</text:span><text:tab/><text:tab/><text:bookmark-start text:name="__DdeLink__227_17275453651"/><text:bookmark-start text:name="__DdeLink__268_15034866681"/>strecke<text:bookmark-end text:name="__DdeLink__227_17275453651"/><text:bookmark-end text:name="__DdeLink__268_15034866681"/><text:tab/><text:tab/><text:tab/><text:tab/>Strecke die gefahren wurde</text:p>
      <text:p text:style-name="Standard"><text:tab/><text:tab/>verbrauch<text:tab/><text:tab/><text:tab/><text:tab/>Erzielter Verbrauch auf dieser Strecke</text:p>
      <text:p text:style-name="Standard"/>
      <text:p text:style-name="P5"><text:span text:style-name="T1">Output:</text:span><text:tab/>Der berechneter Durchschnittsverbrauch in amerikanischen mi/gal.</text:p>
      <text:p text:style-name="P1"/>
      <text:p text:style-name="Standard"><text:soft-page-break/><text:span text:style-name="T1">Name:</text:span><text:tab/><text:bookmark-start text:name="__DdeLink__304_998841841"/><text:span text:style-name="T1">umrechnung_</text:span><text:bookmark-end text:name="__DdeLink__304_998841841"/><text:span text:style-name="T1">durchschnittsverbrauch</text:span></text:p>
      <text:p text:style-name="Standard"><text:span text:style-name="T1">Zweck:</text:span><text:tab/>Rechnet um von l/100km in amerikanische mi/gal und umgekehrt. Die Funktion benutzt dafür die Konstante mit dem Wert:</text:p>
      <text:p text:style-name="Standard"><text:tab/><text:tab/><text:bookmark-start text:name="__DdeLink__282_15034866681"/>umrechnungsfaktor<text:bookmark-end text:name="__DdeLink__282_15034866681"/>=235,2146<text:tab/>Umrechnungsfaktor km-gal/cl-mi</text:p>
      <text:p text:style-name="Standard"/>
      <text:p text:style-name="Standard"><text:span text:style-name="T1">Input:</text:span><text:tab/><text:tab/>durchschnittsverbrauch<text:tab/><text:tab/>Durchschnittsverbrauch in l/100km oder <text:tab/><text:tab/><text:tab/><text:tab/><text:tab/><text:tab/><text:tab/>mi/gal</text:p>
      <text:p text:style-name="Standard"/>
      <text:p text:style-name="Standard"><text:span text:style-name="T1">Output:</text:span><text:tab/><text:bookmark-start text:name="__DdeLink__419_1020127530"/>umgerechneter_<text:bookmark-end text:name="__DdeLink__419_1020127530"/>durchschnittsverbrauch<text:tab/></text:p>
      <text:p text:style-name="P5"><text:tab/><text:tab/><text:tab/><text:tab/><text:tab/><text:tab/><text:tab/>umgerechneter Durchschnittsverbrauc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ktor Schmidt</meta:initial-creator>
    <meta:creation-date>2010-05-14T13:14:06</meta:creation-date>
    <dc:date>2010-05-25T17:43:18</dc:date>
    <dc:creator>Viktor Schmidt</dc:creator>
    <meta:editing-duration>PT38H54M16S</meta:editing-duration>
    <meta:editing-cycles>103</meta:editing-cycles>
    <meta:generator>OpenOffice.org/3.2$Linux OpenOffice.org_project/320m12$Build-9483</meta:generator>
    <meta:document-statistic meta:table-count="0" meta:image-count="0" meta:object-count="0" meta:page-count="2" meta:paragraph-count="30" meta:word-count="256" meta:character-count="2534"/>
  </office:meta>
</office:document-meta>
</file>